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91cm" fo:margin-left="-0.053cm" fo:margin-top="0cm" fo:margin-bottom="0cm" table:align="left" style:writing-mode="page"/>
    </style:style>
    <style:style style:name="Table1.A" style:family="table-column">
      <style:table-column-properties style:column-width="5.022cm"/>
    </style:style>
    <style:style style:name="Table1.B" style:family="table-column">
      <style:table-column-properties style:column-width="1.769cm"/>
    </style:style>
    <style:style style:name="Table1.1" style:family="table-row">
      <style:table-row-properties style:min-row-height="0.452cm" fo:keep-together="auto"/>
    </style:style>
    <style:style style:name="Table1.A1" style:family="table-cell">
      <style:table-cell-properties style:vertical-align="middle" fo:padding-left="0.053cm" fo:padding-right="0.053cm" fo:padding-top="0cm" fo:padding-bottom="0cm" fo:border="none"/>
    </style:style>
    <style:style style:name="Table1.2" style:family="table-row">
      <style:table-row-properties style:min-row-height="0.631cm" fo:keep-together="auto"/>
    </style:style>
    <style:style style:name="Table1.B2" style:family="table-cell">
      <style:table-cell-properties style:vertical-align="bottom" fo:padding-left="0.053cm" fo:padding-right="0.053cm" fo:padding-top="0cm" fo:padding-bottom="0cm" fo:border="none"/>
    </style:style>
    <style:style style:name="Table2" style:family="table">
      <style:table-properties style:width="4.743cm" fo:margin-left="-0.053cm" fo:margin-top="0cm" fo:margin-bottom="0cm" table:align="left" style:writing-mode="page"/>
    </style:style>
    <style:style style:name="Table2.A" style:family="table-column">
      <style:table-column-properties style:column-width="1.476cm"/>
    </style:style>
    <style:style style:name="Table2.B" style:family="table-column">
      <style:table-column-properties style:column-width="3.267cm"/>
    </style:style>
    <style:style style:name="Table2.1" style:family="table-row">
      <style:table-row-properties style:min-row-height="0.452cm" fo:keep-together="auto"/>
    </style:style>
    <style:style style:name="Table2.A1" style:family="table-cell">
      <style:table-cell-properties style:vertical-align="middle" fo:padding-left="0.053cm" fo:padding-right="0.053cm" fo:padding-top="0cm" fo:padding-bottom="0cm" fo:border="none"/>
    </style:style>
    <style:style style:name="Table2.B3" style:family="table-cell">
      <style:table-cell-properties style:vertical-align="bottom" fo:padding-left="0.053cm" fo:padding-right="0.053cm" fo:padding-top="0cm" fo:padding-bottom="0cm" fo:border="none"/>
    </style:style>
    <style:style style:name="Table3" style:family="table">
      <style:table-properties style:width="7.795cm" fo:margin-left="-0.053cm" fo:margin-top="0cm" fo:margin-bottom="0cm" table:align="left" style:writing-mode="page"/>
    </style:style>
    <style:style style:name="Table3.A" style:family="table-column">
      <style:table-column-properties style:column-width="2.309cm"/>
    </style:style>
    <style:style style:name="Table3.B" style:family="table-column">
      <style:table-column-properties style:column-width="1.58cm"/>
    </style:style>
    <style:style style:name="Table3.C" style:family="table-column">
      <style:table-column-properties style:column-width="1.646cm"/>
    </style:style>
    <style:style style:name="Table3.D" style:family="table-column">
      <style:table-column-properties style:column-width="2.26cm"/>
    </style:style>
    <style:style style:name="Table3.1" style:family="table-row">
      <style:table-row-properties style:min-row-height="0.452cm" fo:keep-together="auto"/>
    </style:style>
    <style:style style:name="Table3.A1" style:family="table-cell">
      <style:table-cell-properties style:vertical-align="middle" fo:padding-left="0.053cm" fo:padding-right="0.053cm" fo:padding-top="0cm" fo:padding-bottom="0cm" fo:border="none"/>
    </style:style>
    <style:style style:name="Table3.2" style:family="table-row">
      <style:table-row-properties style:min-row-height="0.631cm" fo:keep-together="auto"/>
    </style:style>
    <style:style style:name="Table3.D2" style:family="table-cell">
      <style:table-cell-properties style:vertical-align="bottom" fo:padding-left="0.053cm" fo:padding-right="0.053cm" fo:padding-top="0cm" fo:padding-bottom="0cm" fo:border="none"/>
    </style:style>
    <style:style style:name="Table4" style:family="table">
      <style:table-properties style:width="7.918cm" fo:margin-left="-0.053cm" fo:margin-top="0cm" fo:margin-bottom="0cm" table:align="left" style:writing-mode="page"/>
    </style:style>
    <style:style style:name="Table4.A" style:family="table-column">
      <style:table-column-properties style:column-width="1.889cm"/>
    </style:style>
    <style:style style:name="Table4.B" style:family="table-column">
      <style:table-column-properties style:column-width="1.304cm"/>
    </style:style>
    <style:style style:name="Table4.C" style:family="table-column">
      <style:table-column-properties style:column-width="1.423cm"/>
    </style:style>
    <style:style style:name="Table4.D" style:family="table-column">
      <style:table-column-properties style:column-width="1.58cm"/>
    </style:style>
    <style:style style:name="Table4.E" style:family="table-column">
      <style:table-column-properties style:column-width="1.722cm"/>
    </style:style>
    <style:style style:name="Table4.1" style:family="table-row">
      <style:table-row-properties style:min-row-height="0.452cm" fo:keep-together="auto"/>
    </style:style>
    <style:style style:name="Table4.A1" style:family="table-cell">
      <style:table-cell-properties style:vertical-align="middle" fo:padding-left="0.053cm" fo:padding-right="0.053cm" fo:padding-top="0cm" fo:padding-bottom="0cm" fo:border="none"/>
    </style:style>
    <style:style style:name="Table4.A2" style:family="table-cell">
      <style:table-cell-properties style:vertical-align="bottom" fo:padding-left="0.053cm" fo:padding-right="0.053cm" fo:padding-top="0cm" fo:padding-bottom="0cm" fo:border="none"/>
    </style:style>
    <style:style style:name="P1" style:family="paragraph" style:parent-style-name="Standard">
      <style:text-properties fo:language="fr" fo:country="FR" officeooo:rsid="0027ea42" officeooo:paragraph-rsid="0027ea42"/>
    </style:style>
    <style:style style:name="P2" style:family="paragraph" style:parent-style-name="Standard">
      <style:text-properties fo:language="fr" fo:country="FR" officeooo:rsid="00212ddf" officeooo:paragraph-rsid="00212ddf"/>
    </style:style>
    <style:style style:name="P3" style:family="paragraph" style:parent-style-name="Standard">
      <style:text-properties fo:language="fr" fo:country="FR" officeooo:rsid="0049ea60" officeooo:paragraph-rsid="0049ea60"/>
    </style:style>
    <style:style style:name="P4" style:family="paragraph" style:parent-style-name="Standard">
      <style:text-properties fo:language="fr" fo:country="FR" officeooo:rsid="005b4f9c" officeooo:paragraph-rsid="005b4f9c"/>
    </style:style>
    <style:style style:name="P5" style:family="paragraph" style:parent-style-name="Standard">
      <style:text-properties fo:language="fr" fo:country="FR" officeooo:rsid="00425ac1" officeooo:paragraph-rsid="00425ac1"/>
    </style:style>
    <style:style style:name="P6" style:family="paragraph" style:parent-style-name="Standard">
      <style:text-properties fo:language="fr" fo:country="FR" officeooo:rsid="0030fc81" officeooo:paragraph-rsid="0030fc81"/>
    </style:style>
    <style:style style:name="P7" style:family="paragraph" style:parent-style-name="Standard">
      <style:text-properties fo:language="fr" fo:country="FR" officeooo:rsid="0030fc81" officeooo:paragraph-rsid="0049ea60"/>
    </style:style>
    <style:style style:name="P8" style:family="paragraph" style:parent-style-name="Standard">
      <style:text-properties fo:language="fr" fo:country="FR" officeooo:rsid="0030fc81" officeooo:paragraph-rsid="00398e7f"/>
    </style:style>
    <style:style style:name="P9" style:family="paragraph" style:parent-style-name="Standard">
      <style:text-properties fo:language="fr" fo:country="FR" officeooo:rsid="0033d77f" officeooo:paragraph-rsid="0033d77f"/>
    </style:style>
    <style:style style:name="P10" style:family="paragraph" style:parent-style-name="Standard">
      <style:text-properties fo:language="fr" fo:country="FR" officeooo:rsid="00482764" officeooo:paragraph-rsid="00482764"/>
    </style:style>
    <style:style style:name="P11" style:family="paragraph" style:parent-style-name="Standard">
      <style:text-properties fo:language="fr" fo:country="FR" officeooo:rsid="003e670f" officeooo:paragraph-rsid="003e670f"/>
    </style:style>
    <style:style style:name="P12" style:family="paragraph" style:parent-style-name="Standard">
      <style:paragraph-properties fo:text-align="center" style:justify-single-word="false">
        <style:tab-stops/>
      </style:paragraph-properties>
      <style:text-properties fo:language="fr" fo:country="FR"/>
    </style:style>
    <style:style style:name="P13" style:family="paragraph" style:parent-style-name="Standard">
      <style:paragraph-properties fo:text-align="center" style:justify-single-word="false">
        <style:tab-stops/>
      </style:paragraph-properties>
      <style:text-properties fo:language="fr" fo:country="FR" officeooo:paragraph-rsid="0046f2e4"/>
    </style:style>
    <style:style style:name="P14" style:family="paragraph" style:parent-style-name="Standard">
      <style:text-properties fo:language="fr" fo:country="FR"/>
    </style:style>
    <style:style style:name="P15" style:family="paragraph" style:parent-style-name="Standard">
      <style:text-properties fo:language="fr" fo:country="FR" officeooo:rsid="003b0650" officeooo:paragraph-rsid="003b0650"/>
    </style:style>
    <style:style style:name="P16" style:family="paragraph" style:parent-style-name="Standard">
      <style:text-properties fo:language="fr" fo:country="FR" officeooo:rsid="004d4ef3" officeooo:paragraph-rsid="004d4ef3"/>
    </style:style>
    <style:style style:name="P17" style:family="paragraph" style:parent-style-name="Standard">
      <style:text-properties fo:language="fr" fo:country="FR" officeooo:rsid="0053f35a" officeooo:paragraph-rsid="0053f35a"/>
    </style:style>
    <style:style style:name="P18" style:family="paragraph" style:parent-style-name="Standard">
      <style:text-properties fo:language="fr" fo:country="FR" officeooo:rsid="003aea0c" officeooo:paragraph-rsid="003aea0c"/>
    </style:style>
    <style:style style:name="P19" style:family="paragraph" style:parent-style-name="Standard">
      <style:text-properties fo:language="fr" fo:country="FR" officeooo:rsid="003aea0c" officeooo:paragraph-rsid="004bad36"/>
    </style:style>
    <style:style style:name="P20" style:family="paragraph" style:parent-style-name="Standard">
      <style:text-properties fo:language="fr" fo:country="FR" officeooo:rsid="00414115" officeooo:paragraph-rsid="00414115"/>
    </style:style>
    <style:style style:name="P21" style:family="paragraph" style:parent-style-name="Standard">
      <style:text-properties fo:language="fr" fo:country="FR" officeooo:rsid="00551966" officeooo:paragraph-rsid="005b4f9c"/>
    </style:style>
    <style:style style:name="P22" style:family="paragraph" style:parent-style-name="Standard">
      <style:text-properties fo:language="fr" fo:country="FR" officeooo:rsid="00551966" officeooo:paragraph-rsid="00588ab9"/>
    </style:style>
    <style:style style:name="P23" style:family="paragraph" style:parent-style-name="Standard">
      <style:text-properties fo:language="fr" fo:country="FR" officeooo:rsid="005be76f" officeooo:paragraph-rsid="005be76f"/>
    </style:style>
    <style:style style:name="P24" style:family="paragraph" style:parent-style-name="Standard">
      <style:text-properties fo:language="fr" fo:country="FR" officeooo:rsid="0021f917" officeooo:paragraph-rsid="0021f917"/>
    </style:style>
    <style:style style:name="P25" style:family="paragraph" style:parent-style-name="Standard">
      <style:text-properties fo:language="fr" fo:country="FR" officeooo:rsid="002386ab" officeooo:paragraph-rsid="002386ab"/>
    </style:style>
    <style:style style:name="P26" style:family="paragraph" style:parent-style-name="Standard">
      <style:text-properties fo:language="fr" fo:country="FR" officeooo:rsid="00455946" officeooo:paragraph-rsid="00455946"/>
    </style:style>
    <style:style style:name="P27" style:family="paragraph" style:parent-style-name="Standard">
      <style:text-properties fo:language="fr" fo:country="FR" officeooo:rsid="0028d2fb" officeooo:paragraph-rsid="0028d2fb"/>
    </style:style>
    <style:style style:name="P28" style:family="paragraph" style:parent-style-name="Standard">
      <style:text-properties fo:language="fr" fo:country="FR" officeooo:rsid="002cfe65" officeooo:paragraph-rsid="002cfe65"/>
    </style:style>
    <style:style style:name="P29" style:family="paragraph" style:parent-style-name="Standard">
      <style:text-properties fo:language="fr" fo:country="FR" officeooo:rsid="002cfe65" officeooo:paragraph-rsid="0046f2e4"/>
    </style:style>
    <style:style style:name="P30" style:family="paragraph" style:parent-style-name="Standard">
      <style:text-properties fo:language="fr" fo:country="FR" officeooo:rsid="002d6ac8" officeooo:paragraph-rsid="002d6ac8"/>
    </style:style>
    <style:style style:name="P31" style:family="paragraph" style:parent-style-name="Standard">
      <style:text-properties fo:language="fr" fo:country="FR" officeooo:rsid="0026ad27" officeooo:paragraph-rsid="0026ad27"/>
    </style:style>
    <style:style style:name="P32" style:family="paragraph" style:parent-style-name="Standard">
      <style:text-properties fo:language="fr" fo:country="FR" officeooo:rsid="00300562" officeooo:paragraph-rsid="00300562"/>
    </style:style>
    <style:style style:name="P33" style:family="paragraph" style:parent-style-name="Standard">
      <style:text-properties fo:language="fr" fo:country="FR" officeooo:rsid="0037475b" officeooo:paragraph-rsid="0037475b"/>
    </style:style>
    <style:style style:name="P34" style:family="paragraph" style:parent-style-name="Standard">
      <style:text-properties fo:language="fr" fo:country="FR" officeooo:rsid="0030513a" officeooo:paragraph-rsid="0030513a"/>
    </style:style>
    <style:style style:name="P35" style:family="paragraph" style:parent-style-name="Standard">
      <style:text-properties fo:language="fr" fo:country="FR" officeooo:rsid="00308ccb" officeooo:paragraph-rsid="00308ccb"/>
    </style:style>
    <style:style style:name="P36" style:family="paragraph" style:parent-style-name="Standard">
      <style:text-properties fo:language="fr" fo:country="FR" officeooo:rsid="0043d107" officeooo:paragraph-rsid="0043d107"/>
    </style:style>
    <style:style style:name="P37" style:family="paragraph" style:parent-style-name="Standard">
      <style:text-properties fo:language="fr" fo:country="FR" officeooo:rsid="0046f2e4" officeooo:paragraph-rsid="0046f2e4"/>
    </style:style>
    <style:style style:name="P38" style:family="paragraph" style:parent-style-name="Standard">
      <style:paragraph-properties fo:text-align="start" style:justify-single-word="false">
        <style:tab-stops/>
      </style:paragraph-properties>
      <style:text-properties fo:language="fr" fo:country="FR" officeooo:paragraph-rsid="0046f2e4"/>
    </style:style>
    <style:style style:name="P39" style:family="paragraph" style:parent-style-name="Standard">
      <style:text-properties fo:language="fr" fo:country="FR" officeooo:paragraph-rsid="0046f2e4"/>
    </style:style>
    <style:style style:name="P40" style:family="paragraph" style:parent-style-name="Standard">
      <style:paragraph-properties fo:text-align="center" style:justify-single-word="false">
        <style:tab-stops/>
      </style:paragraph-properties>
      <style:text-properties fo:language="fr" fo:country="FR" fo:font-weight="bold" style:font-weight-asian="bold"/>
    </style:style>
    <style:style style:name="P41" style:family="paragraph" style:parent-style-name="Standard">
      <style:paragraph-properties fo:text-align="center" style:justify-single-word="false">
        <style:tab-stops/>
      </style:paragraph-properties>
      <style:text-properties fo:language="fr" fo:country="FR" fo:font-weight="bold" officeooo:paragraph-rsid="0046f2e4" style:font-weight-asian="bold"/>
    </style:style>
    <style:style style:name="P42" style:family="paragraph" style:parent-style-name="Standard">
      <style:text-properties fo:language="fr" fo:country="FR" officeooo:rsid="0057e967" officeooo:paragraph-rsid="00588ab9"/>
    </style:style>
    <style:style style:name="P43" style:family="paragraph" style:parent-style-name="Standard">
      <style:paragraph-properties fo:text-align="start" style:justify-single-word="false">
        <style:tab-stops/>
      </style:paragraph-properties>
      <style:text-properties fo:language="fr" fo:country="FR" fo:font-style="italic" fo:font-weight="bold" officeooo:paragraph-rsid="0046f2e4" style:font-style-asian="italic" style:font-weight-asian="bold"/>
    </style:style>
    <style:style style:name="P44" style:family="paragraph" style:parent-style-name="Standard">
      <style:text-properties fo:language="fr" fo:country="FR" officeooo:rsid="005be76f" officeooo:paragraph-rsid="005be76f"/>
    </style:style>
    <style:style style:name="P45" style:family="paragraph" style:parent-style-name="Standard">
      <style:text-properties fo:language="fr" fo:country="FR" officeooo:rsid="005ee49f" officeooo:paragraph-rsid="005ee49f"/>
    </style:style>
    <style:style style:name="P46" style:family="paragraph" style:parent-style-name="Standard">
      <style:text-properties fo:language="fr" fo:country="FR" officeooo:rsid="00212ddf" officeooo:paragraph-rsid="00212ddf"/>
    </style:style>
    <style:style style:name="P47" style:family="paragraph" style:parent-style-name="Standard">
      <style:text-properties fo:language="fr" fo:country="FR" officeooo:rsid="0062675f" officeooo:paragraph-rsid="0062675f"/>
    </style:style>
    <style:style style:name="P48" style:family="paragraph" style:parent-style-name="Standard">
      <style:text-properties fo:language="fr" fo:country="FR"/>
    </style:style>
    <style:style style:name="P49" style:family="paragraph" style:parent-style-name="Standard">
      <style:text-properties fo:language="fr" fo:country="FR" officeooo:rsid="0063eaf2" officeooo:paragraph-rsid="0063eaf2"/>
    </style:style>
    <style:style style:name="P50" style:family="paragraph" style:parent-style-name="Standard">
      <style:text-properties fo:language="fr" fo:country="FR" officeooo:rsid="006819b0" officeooo:paragraph-rsid="006819b0"/>
    </style:style>
    <style:style style:name="P51" style:family="paragraph" style:parent-style-name="Standard">
      <style:text-properties fo:language="fr" fo:country="FR" officeooo:rsid="0068e7f4" officeooo:paragraph-rsid="0068e7f4"/>
    </style:style>
    <style:style style:name="P52" style:family="paragraph" style:parent-style-name="Standard">
      <style:text-properties fo:language="fr" fo:country="FR" officeooo:rsid="00692c79" officeooo:paragraph-rsid="00692c79"/>
    </style:style>
    <style:style style:name="P53" style:family="paragraph" style:parent-style-name="Standard">
      <style:text-properties fo:language="fr" fo:country="FR" officeooo:rsid="006a9027" officeooo:paragraph-rsid="006a9027"/>
    </style:style>
    <style:style style:name="P54" style:family="paragraph" style:parent-style-name="Standard">
      <style:text-properties fo:language="fr" fo:country="FR" officeooo:rsid="006b28cb" officeooo:paragraph-rsid="006b28cb"/>
    </style:style>
    <style:style style:name="P55" style:family="paragraph" style:parent-style-name="Standard">
      <style:text-properties fo:language="fr" fo:country="FR" officeooo:rsid="006c434c" officeooo:paragraph-rsid="006c434c"/>
    </style:style>
    <style:style style:name="P56" style:family="paragraph" style:parent-style-name="Standard">
      <style:text-properties fo:language="fr" fo:country="FR" officeooo:rsid="0030fc81" officeooo:paragraph-rsid="0030fc81"/>
    </style:style>
    <style:style style:name="P57" style:family="paragraph" style:parent-style-name="Standard">
      <style:text-properties fo:language="fr" fo:country="FR" officeooo:rsid="006e6832" officeooo:paragraph-rsid="006e6832"/>
    </style:style>
    <style:style style:name="P58" style:family="paragraph" style:parent-style-name="Standard">
      <style:paragraph-properties fo:text-align="center" style:justify-single-word="false">
        <style:tab-stops/>
      </style:paragraph-properties>
    </style:style>
    <style:style style:name="P59" style:family="paragraph" style:parent-style-name="Standard">
      <style:paragraph-properties fo:text-align="start" style:justify-single-word="false">
        <style:tab-stops/>
      </style:paragraph-properties>
    </style:style>
    <style:style style:name="T1" style:family="text">
      <style:text-properties officeooo:rsid="0021f917"/>
    </style:style>
    <style:style style:name="T2" style:family="text">
      <style:text-properties officeooo:rsid="002203cc"/>
    </style:style>
    <style:style style:name="T3" style:family="text">
      <style:text-properties officeooo:rsid="0023b6e4"/>
    </style:style>
    <style:style style:name="T4" style:family="text">
      <style:text-properties officeooo:rsid="002521d5"/>
    </style:style>
    <style:style style:name="T5" style:family="text">
      <style:text-properties officeooo:rsid="0027ea42"/>
    </style:style>
    <style:style style:name="T6" style:family="text">
      <style:text-properties officeooo:rsid="002a99b7"/>
    </style:style>
    <style:style style:name="T7" style:family="text">
      <style:text-properties officeooo:rsid="002b0849"/>
    </style:style>
    <style:style style:name="T8" style:family="text">
      <style:text-properties officeooo:rsid="002e8345"/>
    </style:style>
    <style:style style:name="T9" style:family="text">
      <style:text-properties officeooo:rsid="0030513a"/>
    </style:style>
    <style:style style:name="T10" style:family="text">
      <style:text-properties officeooo:rsid="0032091b"/>
    </style:style>
    <style:style style:name="T11" style:family="text">
      <style:text-properties officeooo:rsid="0033d77f"/>
    </style:style>
    <style:style style:name="T12" style:family="text">
      <style:text-properties officeooo:rsid="00358dfd"/>
    </style:style>
    <style:style style:name="T13" style:family="text">
      <style:text-properties fo:font-weight="bold" style:font-weight-asian="bold"/>
    </style:style>
    <style:style style:name="T14" style:family="text">
      <style:text-properties officeooo:rsid="003b0650"/>
    </style:style>
    <style:style style:name="T15" style:family="text">
      <style:text-properties officeooo:rsid="003c88a7"/>
    </style:style>
    <style:style style:name="T16" style:family="text">
      <style:text-properties officeooo:rsid="003e670f"/>
    </style:style>
    <style:style style:name="T17" style:family="text">
      <style:text-properties officeooo:rsid="003feb6f"/>
    </style:style>
    <style:style style:name="T18" style:family="text">
      <style:text-properties officeooo:rsid="0041a20e"/>
    </style:style>
    <style:style style:name="T19" style:family="text">
      <style:text-properties officeooo:rsid="0046f2e4"/>
    </style:style>
    <style:style style:name="T20" style:family="text">
      <style:text-properties officeooo:rsid="00482764"/>
    </style:style>
    <style:style style:name="T21" style:family="text">
      <style:text-properties officeooo:rsid="004a856f"/>
    </style:style>
    <style:style style:name="T22" style:family="text">
      <style:text-properties officeooo:rsid="004bad36"/>
    </style:style>
    <style:style style:name="T23" style:family="text">
      <style:text-properties officeooo:rsid="004ea1d8"/>
    </style:style>
    <style:style style:name="T24" style:family="text">
      <style:text-properties officeooo:rsid="00511204"/>
    </style:style>
    <style:style style:name="T25" style:family="text">
      <style:text-properties officeooo:rsid="005182b5"/>
    </style:style>
    <style:style style:name="T26" style:family="text">
      <style:text-properties officeooo:rsid="0053e9a7"/>
    </style:style>
    <style:style style:name="T27" style:family="text">
      <style:text-properties officeooo:rsid="0053f35a"/>
    </style:style>
    <style:style style:name="T28" style:family="text">
      <style:text-properties officeooo:rsid="005488f1"/>
    </style:style>
    <style:style style:name="T29" style:family="text">
      <style:text-properties officeooo:rsid="0055d96c"/>
    </style:style>
    <style:style style:name="T30" style:family="text">
      <style:text-properties officeooo:rsid="00579fb8"/>
    </style:style>
    <style:style style:name="T31" style:family="text">
      <style:text-properties officeooo:rsid="0057e967"/>
    </style:style>
    <style:style style:name="T32" style:family="text">
      <style:text-properties officeooo:rsid="00588ab9"/>
    </style:style>
    <style:style style:name="T33" style:family="text">
      <style:text-properties officeooo:rsid="005a5038"/>
    </style:style>
    <style:style style:name="T34" style:family="text">
      <style:text-properties officeooo:rsid="005a8d68"/>
    </style:style>
    <style:style style:name="T35" style:family="text">
      <style:text-properties officeooo:rsid="005b4f9c"/>
    </style:style>
    <style:style style:name="T36" style:family="text">
      <style:text-properties officeooo:rsid="005dc8c9"/>
    </style:style>
    <style:style style:name="T37" style:family="text">
      <style:text-properties officeooo:rsid="005f3444"/>
    </style:style>
    <style:style style:name="T38" style:family="text">
      <style:text-properties officeooo:rsid="006045d0"/>
    </style:style>
    <style:style style:name="T39" style:family="text">
      <style:text-properties officeooo:rsid="006068b3"/>
    </style:style>
    <style:style style:name="T40" style:family="text">
      <style:text-properties officeooo:rsid="0060fe18"/>
    </style:style>
    <style:style style:name="T41" style:family="text">
      <style:text-properties officeooo:rsid="0063abd8"/>
    </style:style>
    <style:style style:name="T42" style:family="text">
      <style:text-properties officeooo:rsid="006819b0"/>
    </style:style>
    <style:style style:name="T43" style:family="text">
      <style:text-properties officeooo:rsid="00692c79"/>
    </style:style>
    <style:style style:name="T44" style:family="text">
      <style:text-properties officeooo:rsid="006c8c48"/>
    </style:style>
    <style:style style:name="T45" style:family="text">
      <style:text-properties officeooo:rsid="006f8a7f"/>
    </style:style>
    <style:style style:name="T46" style:family="text">
      <style:text-properties officeooo:rsid="007010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abla intro sur pas que d10</text:p>
      <text:p text:style-name="P2"/>
      <text:p text:style-name="P2">Blabla annule et remplace</text:p>
      <text:p text:style-name="P2">Blabla plein de fluff dans bouquins (conteneurs compensé...) ici très sec et technique.</text:p>
      <text:p text:style-name="P2"/>
      <text:p text:style-name="P53">À retenir LdB : commandes</text:p>
      <text:p text:style-name="P2"/>
      <text:p text:style-name="P3">PENALITE DE TIR DOUBLEES AUX INSTRUMENTS WTF</text:p>
      <text:p text:style-name="P2"/>
      <text:p text:style-name="P2"/>
      <text:p text:style-name="P4">EXPLIQUER DEPENSE DE PM</text:p>
      <text:p text:style-name="P2"/>
      <text:p text:style-name="P2"/>
      <text:p text:style-name="P5">IMPORTANT : clarifier ce qui n’est JAMAIS dans les caracs données et doit TOUJOURS être pris en plus (init notamment?)</text:p>
      <text:p text:style-name="P2"/>
      <text:p text:style-name="P2"/>
      <text:p text:style-name="P2">Règles communes des engins</text:p>
      <text:p text:style-name="P2">Ce qui suit est valide pour les armures comme pour les véhicules.</text:p>
      <text:p text:style-name="P2"/>
      <text:p text:style-name="P6">Caractéristiques des engins</text:p>
      <text:p text:style-name="P9">Bien des caractéristiques sont données directement dans les descriptions des engins eux-mêmes, notamment lorsque ceux-ci présentent des particularités, mais ce n’est pas toujours le cas. Quand rien n’est indiqué, il convient alors d’utiliser les règles générales qui suivent.</text:p>
      <text:p text:style-name="P6"/>
      <text:p text:style-name="P6">Échelle : détermine dans quel segment se situe l’engin : échelle humaine (H), véhicules légers (V-), véhicules lourds (V+). <text:span text:style-name="T23">En dessous et à</text:span> <text:span text:style-name="T23">partir d’un certain niveau, l</text:span>es dégâts d’une échelle sont nuls <text:span text:style-name="T23">ou massifs</text:span> sur un engin ou créature d’une échelle <text:span text:style-name="T23">respectivement </text:span>supérieure <text:span text:style-name="T23">ou</text:span> inférieure.</text:p>
      <text:p text:style-name="P6"/>
      <text:p text:style-name="P10">Le guide technique présente des tableaux de conversion complets p.336-337 pour les dégâts ainsi que le blindage.</text:p>
      <text:p text:style-name="P3">Il existe néanmoins une règle générale pour convertir les dégâts si besoin :</text:p>
      <text:p text:style-name="P3">H = <text:span text:style-name="T46">V</text:span>- × 10</text:p>
      <text:p text:style-name="P3">V+ = V- + 2</text:p>
      <text:p text:style-name="P7"/>
      <text:p text:style-name="P11">Cf. <text:span text:style-name="T20">« </text:span>gabarit <text:span text:style-name="T20">»</text:span> ci-après pour <text:span text:style-name="T17">déterminer</text:span> les échelles des divers engins.</text:p>
      <text:p text:style-name="P6"/>
      <text:p text:style-name="P8">Gabarit <text:span text:style-name="T16">(GAB)</text:span> : <text:span text:style-name="T10">détermine la taille relative de l’engin dans son échelle. Noté sur 25. </text:span></text:p>
      <text:p text:style-name="P8"><text:span text:style-name="T10">Attention : ceci est complètement disjoint de la notion optionnelle de gabarit d’un personnage du UP!System (qui est, elle, notée sur 20 et fonctionne différemment). </text:span><text:span text:style-name="T11">Le </text:span><text:span text:style-name="T26">GAB </text:span><text:span text:style-name="T12">est issu du tableau suivant :</text:span></text:p>
      <text:p text:style-name="P6"/>
      <table:table table:name="Table1" table:style-name="Table1">
        <table:table-column table:style-name="Table1.A"/>
        <table:table-column table:style-name="Table1.B"/>
        <table:table-row table:style-name="Table1.1">
          <table:table-cell table:style-name="Table1.A1" table:number-columns-spanned="2" office:value-type="string">
            <text:p text:style-name="P12">Gabarit/échelle</text:p>
          </table:table-cell>
          <table:covered-table-cell/>
        </table:table-row>
        <table:table-row table:style-name="Table1.2">
          <table:table-cell table:style-name="Table1.A1" office:value-type="string">
            <text:p text:style-name="P40">Engin</text:p>
          </table:table-cell>
          <table:table-cell table:style-name="Table1.B2" office:value-type="string">
            <text:p text:style-name="P40">Gabarit/échelle</text:p>
          </table:table-cell>
        </table:table-row>
        <table:table-row table:style-name="Table1.1">
          <table:table-cell table:style-name="Table1.A1" office:value-type="string">
            <text:p text:style-name="P40">Exo-Alpha</text:p>
          </table:table-cell>
          <table:table-cell table:style-name="Table1.B2" office:value-type="string">
            <text:p text:style-name="P12">12/H</text:p>
          </table:table-cell>
        </table:table-row>
        <table:table-row table:style-name="Table1.1">
          <table:table-cell table:style-name="Table1.A1" office:value-type="string">
            <text:p text:style-name="P40">Exo-0</text:p>
          </table:table-cell>
          <table:table-cell table:style-name="Table1.B2" office:value-type="string">
            <text:p text:style-name="P12">19/H</text:p>
          </table:table-cell>
        </table:table-row>
        <table:table-row table:style-name="Table1.1">
          <table:table-cell table:style-name="Table1.A1" office:value-type="string">
            <text:p text:style-name="P40">Exo-1</text:p>
          </table:table-cell>
          <table:table-cell table:style-name="Table1.B2" office:value-type="string">
            <text:p text:style-name="P12">22/H</text:p>
          </table:table-cell>
        </table:table-row>
        <table:table-row table:style-name="Table1.1">
          <table:table-cell table:style-name="Table1.A1" office:value-type="string">
            <text:p text:style-name="P40">Exo-2</text:p>
          </table:table-cell>
          <table:table-cell table:style-name="Table1.B2" office:value-type="string">
            <text:p text:style-name="P12">24/H</text:p>
          </table:table-cell>
        </table:table-row>
        <table:table-row table:style-name="Table1.1">
          <table:table-cell table:style-name="Table1.A1" office:value-type="string">
            <text:p text:style-name="P40">Exo-3/Exo-4</text:p>
          </table:table-cell>
          <table:table-cell table:style-name="Table1.B2" office:value-type="string">
            <text:p text:style-name="P12">1/V-</text:p>
          </table:table-cell>
        </table:table-row>
        <table:table-row table:style-name="Table1.1">
          <table:table-cell table:style-name="Table1.A1" office:value-type="string">
            <text:p text:style-name="P40">Exo-5/Exo-6</text:p>
          </table:table-cell>
          <table:table-cell table:style-name="Table1.B2" office:value-type="string">
            <text:p text:style-name="P12">2/V-</text:p>
          </table:table-cell>
        </table:table-row>
        <table:table-row table:style-name="Table1.1">
          <table:table-cell table:style-name="Table1.A1" office:value-type="string">
            <text:p text:style-name="P40">Exo-oméga</text:p>
          </table:table-cell>
          <table:table-cell table:style-name="Table1.B2" office:value-type="string">
            <text:p text:style-name="P12">3/V-</text:p>
          </table:table-cell>
        </table:table-row>
        <text:soft-page-break/>
        <table:table-row table:style-name="Table1.1">
          <table:table-cell table:style-name="Table1.A1" office:value-type="string">
            <text:p text:style-name="P12"><text:span text:style-name="T13">Chasseurs, petits transporteurs</text:span></text:p>
          </table:table-cell>
          <table:table-cell table:style-name="Table1.B2" office:value-type="string">
            <text:p text:style-name="P12">3-5/V-</text:p>
          </table:table-cell>
        </table:table-row>
        <table:table-row table:style-name="Table1.1">
          <table:table-cell table:style-name="Table1.A1" office:value-type="string">
            <text:p text:style-name="P40">Patrouilleurs, transporteurs moyens</text:p>
          </table:table-cell>
          <table:table-cell table:style-name="Table1.B2" office:value-type="string">
            <text:p text:style-name="P12">6-10/V-</text:p>
          </table:table-cell>
        </table:table-row>
        <table:table-row table:style-name="Table1.1">
          <table:table-cell table:style-name="Table1.A1" office:value-type="string">
            <text:p text:style-name="P40">Corvettes, patrouilleurs lourds</text:p>
          </table:table-cell>
          <table:table-cell table:style-name="Table1.B2" office:value-type="string">
            <text:p text:style-name="P12">11-15/V-</text:p>
          </table:table-cell>
        </table:table-row>
        <table:table-row table:style-name="Table1.1">
          <table:table-cell table:style-name="Table1.A1" office:value-type="string">
            <text:p text:style-name="P40">Escorteurs</text:p>
          </table:table-cell>
          <table:table-cell table:style-name="Table1.B2" office:value-type="string">
            <text:p text:style-name="P12">16-20/V-</text:p>
          </table:table-cell>
        </table:table-row>
        <table:table-row table:style-name="Table1.1">
          <table:table-cell table:style-name="Table1.A1" office:value-type="string">
            <text:p text:style-name="P40">Escorteurs lourds, frégates légères</text:p>
          </table:table-cell>
          <table:table-cell table:style-name="Table1.B2" office:value-type="string">
            <text:p text:style-name="P12">21-25/V-</text:p>
          </table:table-cell>
        </table:table-row>
        <table:table-row table:style-name="Table1.1">
          <table:table-cell table:style-name="Table1.A1" office:value-type="string">
            <text:p text:style-name="P40">Frégates lourdes</text:p>
          </table:table-cell>
          <table:table-cell table:style-name="Table1.B2" office:value-type="string">
            <text:p text:style-name="P12">3-5/V+</text:p>
          </table:table-cell>
        </table:table-row>
        <table:table-row table:style-name="Table1.1">
          <table:table-cell table:style-name="Table1.A1" office:value-type="string">
            <text:p text:style-name="P40">Croiseurs</text:p>
          </table:table-cell>
          <table:table-cell table:style-name="Table1.B2" office:value-type="string">
            <text:p text:style-name="P12">6-10/V+</text:p>
          </table:table-cell>
        </table:table-row>
        <table:table-row table:style-name="Table1.1">
          <table:table-cell table:style-name="Table1.A1" office:value-type="string">
            <text:p text:style-name="P40">Cuirassés</text:p>
          </table:table-cell>
          <table:table-cell table:style-name="Table1.B2" office:value-type="string">
            <text:p text:style-name="P12">11-15/V+</text:p>
          </table:table-cell>
        </table:table-row>
        <table:table-row table:style-name="Table1.1">
          <table:table-cell table:style-name="Table1.A1" office:value-type="string">
            <text:p text:style-name="P40">Bombardiers</text:p>
          </table:table-cell>
          <table:table-cell table:style-name="Table1.B2" office:value-type="string">
            <text:p text:style-name="P12">16-20/V+</text:p>
          </table:table-cell>
        </table:table-row>
        <table:table-row table:style-name="Table1.1">
          <table:table-cell table:style-name="Table1.A1" office:value-type="string">
            <text:p text:style-name="P40">Bases</text:p>
          </table:table-cell>
          <table:table-cell table:style-name="Table1.B2" office:value-type="string">
            <text:p text:style-name="P12">21-25/V+</text:p>
          </table:table-cell>
        </table:table-row>
        <table:table-row table:style-name="Table1.1">
          <table:table-cell table:style-name="Table1.A1" office:value-type="string">
            <text:p text:style-name="P40">Atlantis+</text:p>
          </table:table-cell>
          <table:table-cell table:style-name="Table1.B2" office:value-type="string">
            <text:p text:style-name="P12">Au-delà...</text:p>
          </table:table-cell>
        </table:table-row>
      </table:table>
      <text:p text:style-name="P14"/>
      <text:p text:style-name="P47">Le guide technique présente un tableau complet p.330 <text:span text:style-name="T41">avec équivalences en volume notamment.</text:span></text:p>
      <text:p text:style-name="P6"/>
      <text:p text:style-name="P6"/>
      <text:p text:style-name="P57">Architecture : cette caractéristique est indicative <text:span text:style-name="T45">(elle a été employée en interne par l’équipe de conception de Polaris pour en déduire certaines caractéristiques, notamment les profondeurs maximales)</text:span>, sauf si la règle optionnelle des seuils en fonction de l’architecture est employée (cf. p.<text:span text:style-name="T45">2</text:span>07 LdB2).</text:p>
      <text:p text:style-name="P6"/>
      <text:p text:style-name="P6"/>
      <text:p text:style-name="P15">Blindage (BLD) : cette valeur est retranchée à tous les dégâts reçus par un engin mais elle est elle-même réduite au préalable de la valeur de pénétration <text:span text:style-name="T27">(PEN)</text:span> de l’arme employée.</text:p>
      <text:p text:style-name="P16">Cf. guide technique (p.336-337) pour conversion entre différentes échelles.</text:p>
      <text:p text:style-name="P17"/>
      <text:p text:style-name="P18"/>
      <text:p text:style-name="P19">Résistance aux dommages <text:span text:style-name="T14">(RD)</text:span> : <text:span text:style-name="T14">un modificateur </text:span><text:span text:style-name="T21">(pas une réduction systématique!)</text:span><text:span text:style-name="T14"> appliqué à tous les dégâts reçus par un engin avant même de considérer la pénétration d’une arme. Les dégâts effectivement reçus par un engin sont donc égaux à : </text:span></text:p>
      <text:p text:style-name="P19"><text:span text:style-name="T22">dégâts = </text:span><text:span text:style-name="T14">dégâts </text:span><text:span text:style-name="T22">de l’arme</text:span><text:span text:style-name="T14"> + </text:span><text:span text:style-name="T26">RD</text:span><text:span text:style-name="T14"> – (</text:span><text:span text:style-name="T26">BLD</text:span><text:span text:style-name="T14"> – </text:span><text:span text:style-name="T26">PEN</text:span><text:span text:style-name="T14">).</text:span></text:p>
      <text:p text:style-name="P15">La <text:span text:style-name="T26">RD</text:span> <text:span text:style-name="T15">dépend du </text:span><text:span text:style-name="T26">GAB</text:span><text:span text:style-name="T15"> et </text:span>est issue du tableau suivant :</text:p>
      <text:p text:style-name="P15"/>
      <table:table table:name="Table2" table:style-name="Table2">
        <table:table-column table:style-name="Table2.A"/>
        <table:table-column table:style-name="Table2.B"/>
        <table:table-row table:style-name="Table2.1">
          <table:table-cell table:style-name="Table2.A1" table:number-columns-spanned="2" office:value-type="string">
            <text:p text:style-name="P12">Résistance aux dommages</text:p>
          </table:table-cell>
          <table:covered-table-cell/>
        </table:table-row>
        <table:table-row table:style-name="Table2.1">
          <table:table-cell table:style-name="Table2.A1" office:value-type="string">
            <text:p text:style-name="P40">GAB</text:p>
          </table:table-cell>
          <table:table-cell table:style-name="Table2.A1" office:value-type="string">
            <text:p text:style-name="P40">RD</text:p>
          </table:table-cell>
        </table:table-row>
        <table:table-row table:style-name="Table2.1">
          <table:table-cell table:style-name="Table2.A1" office:value-type="string">
            <text:p text:style-name="P40">1-2</text:p>
          </table:table-cell>
          <table:table-cell table:style-name="Table2.B3" office:value-type="string">
            <text:p text:style-name="P12"><text:span text:style-name="T21">+</text:span>6</text:p>
          </table:table-cell>
        </table:table-row>
        <table:table-row table:style-name="Table2.1">
          <table:table-cell table:style-name="Table2.A1" office:value-type="string">
            <text:p text:style-name="P40">3-4</text:p>
          </table:table-cell>
          <table:table-cell table:style-name="Table2.B3" office:value-type="string">
            <text:p text:style-name="P12"><text:span text:style-name="T21">+</text:span>4</text:p>
          </table:table-cell>
        </table:table-row>
        <table:table-row table:style-name="Table2.1">
          <table:table-cell table:style-name="Table2.A1" office:value-type="string">
            <text:p text:style-name="P40">5-6</text:p>
          </table:table-cell>
          <table:table-cell table:style-name="Table2.B3" office:value-type="string">
            <text:p text:style-name="P12"><text:span text:style-name="T21">+</text:span>2</text:p>
          </table:table-cell>
        </table:table-row>
        <table:table-row table:style-name="Table2.1">
          <table:table-cell table:style-name="Table2.A1" office:value-type="string">
            <text:p text:style-name="P40">7-8</text:p>
          </table:table-cell>
          <table:table-cell table:style-name="Table2.B3" office:value-type="string">
            <text:p text:style-name="P12"><text:span text:style-name="T21">+</text:span>1</text:p>
          </table:table-cell>
        </table:table-row>
        <table:table-row table:style-name="Table2.1">
          <table:table-cell table:style-name="Table2.A1" office:value-type="string">
            <text:p text:style-name="P40">9-10</text:p>
          </table:table-cell>
          <table:table-cell table:style-name="Table2.B3" office:value-type="string">
            <text:p text:style-name="P12">0</text:p>
          </table:table-cell>
        </table:table-row>
        <table:table-row table:style-name="Table2.1">
          <table:table-cell table:style-name="Table2.A1" office:value-type="string">
            <text:p text:style-name="P40">11-12</text:p>
          </table:table-cell>
          <table:table-cell table:style-name="Table2.B3" office:value-type="string">
            <text:p text:style-name="P12">-1</text:p>
          </table:table-cell>
        </table:table-row>
        <table:table-row table:style-name="Table2.1">
          <table:table-cell table:style-name="Table2.A1" office:value-type="string">
            <text:p text:style-name="P40">13-14</text:p>
          </table:table-cell>
          <table:table-cell table:style-name="Table2.B3" office:value-type="string">
            <text:p text:style-name="P12">-2</text:p>
          </table:table-cell>
        </table:table-row>
        <table:table-row table:style-name="Table2.1">
          <table:table-cell table:style-name="Table2.A1" office:value-type="string">
            <text:p text:style-name="P40">15-16</text:p>
          </table:table-cell>
          <table:table-cell table:style-name="Table2.B3" office:value-type="string">
            <text:p text:style-name="P12">-3</text:p>
          </table:table-cell>
        </table:table-row>
        <table:table-row table:style-name="Table2.1">
          <table:table-cell table:style-name="Table2.A1" office:value-type="string">
            <text:p text:style-name="P40">17-18</text:p>
          </table:table-cell>
          <table:table-cell table:style-name="Table2.B3" office:value-type="string">
            <text:p text:style-name="P12">-4</text:p>
          </table:table-cell>
        </table:table-row>
        <table:table-row table:style-name="Table2.1">
          <table:table-cell table:style-name="Table2.A1" office:value-type="string">
            <text:p text:style-name="P40">19-20</text:p>
          </table:table-cell>
          <table:table-cell table:style-name="Table2.B3" office:value-type="string">
            <text:p text:style-name="P12">-5</text:p>
          </table:table-cell>
        </table:table-row>
        <table:table-row table:style-name="Table2.1">
          <table:table-cell table:style-name="Table2.A1" office:value-type="string">
            <text:p text:style-name="P40">21-22</text:p>
          </table:table-cell>
          <table:table-cell table:style-name="Table2.B3" office:value-type="string">
            <text:p text:style-name="P12">-6</text:p>
          </table:table-cell>
        </table:table-row>
        <table:table-row table:style-name="Table2.1">
          <table:table-cell table:style-name="Table2.A1" office:value-type="string">
            <text:p text:style-name="P40">23-24</text:p>
          </table:table-cell>
          <table:table-cell table:style-name="Table2.B3" office:value-type="string">
            <text:p text:style-name="P12">-7</text:p>
          </table:table-cell>
        </table:table-row>
        <table:table-row table:style-name="Table2.1">
          <table:table-cell table:style-name="Table2.A1" office:value-type="string">
            <text:p text:style-name="P40">25-26</text:p>
          </table:table-cell>
          <table:table-cell table:style-name="Table2.B3" office:value-type="string">
            <text:p text:style-name="P12">-8</text:p>
          </table:table-cell>
        </table:table-row>
        <text:soft-page-break/>
        <table:table-row table:style-name="Table2.1">
          <table:table-cell table:style-name="Table2.A1" office:value-type="string">
            <text:p text:style-name="P40">27</text:p>
          </table:table-cell>
          <table:table-cell table:style-name="Table2.B3" office:value-type="string">
            <text:p text:style-name="P12">-1 tous les 4 niveaux</text:p>
          </table:table-cell>
        </table:table-row>
      </table:table>
      <text:p text:style-name="P14"/>
      <text:p text:style-name="P15"/>
      <text:p text:style-name="P20">Noter que, <text:span text:style-name="T18">tout comme les dégâts,</text:span> la <text:span text:style-name="T28">RD</text:span> est valable dans une échelle donnée.</text:p>
      <text:p text:style-name="P18"/>
      <text:p text:style-name="P18"/>
      <text:p text:style-name="P21">Vitesse (VIT) : <text:span text:style-name="T31">généralement </text:span><text:span text:style-name="T30">donnée sous la forme « </text:span><text:span text:style-name="T33">VIT </text:span><text:span text:style-name="T30">(</text:span><text:span text:style-name="T31">p</text:span><text:span text:style-name="T30">oints de mouvement) » </text:span><text:span text:style-name="T31">pour la plupart des engins </text:span><text:span text:style-name="T33">(exemple : le chasseur trident, avec son hélice-pompe possède une VIT(PM) de 5(2), soit </text:span><text:span text:style-name="T34">un</text:span><text:span text:style-name="T33">e VIT </text:span><text:span text:style-name="T34">de 5</text:span><text:span text:style-name="T33"> donnant 2 points de mouvement à 16 nœuds)</text:span><text:span text:style-name="T31">. </text:span></text:p>
      <text:p text:style-name="P21"><text:span text:style-name="T32">L</text:span><text:span text:style-name="T35">a VIT est une estimation de la vitesse permettant de classer les engins entre eux, les PM sont dépensés en un tour lors d’une ou plusieurs </text:span><text:span text:style-name="T32">manœuvres de déplacement (cf. combat, plus loin) ainsi que dans certains autres cas comme la détection.</text:span></text:p>
      <text:p text:style-name="P42">Il peut y avoir plusieurs vitesses en fonction du mode de propulsion/déplacement employé. Si elle est indiquée en nœuds elle est toujours marine, si elle est indiquée en km/h c’est toujours à l’air libre.</text:p>
      <text:p text:style-name="P49">Une vitesse de ‘M’ est une vitesse « minimale», celle d’une armure marchant sur les fonds marins par exemple.</text:p>
      <text:p text:style-name="P47">Le guide technique présente un tableau complet p.331-335.</text:p>
      <text:p text:style-name="P22"/>
      <text:p text:style-name="P23">Initiative et commandes : les initiatives des armures et vaisseaux sont traitées assez différemment : les armures étant traitées comme des combattants individuels (règles standard) et les vaisseaux avec une version modifiée du système des manœuvres. <text:span text:style-name="T40">Voir les sections dédiées, plus loin, pour plus d’informations.</text:span></text:p>
      <text:p text:style-name="P23">Dans les deux cas, l’initiative totale d’un personnage en armure ou d’un vaisseau est modifiée par les commandes qu’il emploie, mais uniquement pour les actions où l’on interagit avec un système les nécessitant (par exemple, tirer avec une arme d’épaule en armure ou simplement utiliser le manche de son vaisseau <text:span text:style-name="T36">pour un mouvement normal ne les prend pas en compte ; mais une analyse sonscan ou un tir d’arme assistée, pas en tir direct devant soit, oui). </text:span><text:span text:style-name="T37">Les commandes sont décrites p.84-85 du LdB2.</text:span></text:p>
      <text:p text:style-name="P53">Noter que dans le cas des engins nécessitant un poste de pilotage (grosses armures, vaisseaux…) le prix de celui-ci est pour des commandes manuelles, il faut payer le prix des commandes améliorées en plus. Un changement de commande nécessite généralement de changer l’essentiel du poste.</text:p>
      <text:p text:style-name="P45">Le<text:span text:style-name="T37">s</text:span> modificateur<text:span text:style-name="T37">s</text:span> d’initiative de Polaris <text:span text:style-name="T38">sont</text:span> employé<text:span text:style-name="T38">s</text:span> tel<text:span text:style-name="T38">s</text:span> quel<text:span text:style-name="T38">s, </text:span><text:span text:style-name="T39">sans ajustement,</text:span> avec les initiatives totales du UP!System.</text:p>
      <text:p text:style-name="P23"/>
      <text:p text:style-name="P18"/>
      <text:p text:style-name="P18"/>
      <text:p text:style-name="P18"/>
      <text:p text:style-name="P18">Combat</text:p>
      <text:p text:style-name="P18">Gestion des dégâts : contrairement à tous les dégâts infligés à des créatures (qui utilisent la règle au début de ce supplément : le maximum des dégâts variables de l’arme employée), on effectue bien le jet de dégât classique contre les engins (car ils n’ont pas de jauge et de jets d’absorption mais des seuils et une résistance aux dommages à la place).</text:p>
      <text:p text:style-name="P18">En résumé :</text:p>
      <text:p text:style-name="P18">Cible avec jauges UP : règle générale (conversion en VD en prenant le maximum des dégâts de l’arme).</text:p>
      <text:p text:style-name="P18">Cible avec seuils Polaris : jet de dégât normal.</text:p>
      <text:p text:style-name="P18"/>
      <text:p text:style-name="P18">Note : les incréments sont bien appliqués comme dans le cas général (+2/incrément sur le jet d’attaque). Ne pas oublier le modificateur de dégâts de l’armure en corps à corps (issu de l’exo-force).</text:p>
      <text:p text:style-name="P6"><text:soft-page-break/></text:p>
      <text:p text:style-name="P2"/>
      <text:p text:style-name="P2"/>
      <text:p text:style-name="P2"/>
      <text:p text:style-name="P2">Règles spécifiques des armures</text:p>
      <text:p text:style-name="P50">Compétence limitative : n’oubliez pas que la compétence « Armure mécanisée » limite l’emploi de toutes les autres. <text:span text:style-name="T43">Dans Polaris elle vient aussi limiter le nombre maximum d’actions par tour : si un personnage possède une jauge d’initiative plus grande que sa compétence Armure mécanisée, les dés surnuméraires sont simplement lancés.</text:span></text:p>
      <text:p text:style-name="P50"/>
      <text:p text:style-name="P55">Encombrement : des jets d’Armure mécanisée/Coordination d’une difficulté variable peuvent être nécessaire pour manœuvrer dans des espaces contraints, surtout si l’armure est très lourde et la coursive étroite. Un échec pourra entraîner des pénalités <text:span text:style-name="T44">(de -5 à -10) </text:span>à tous les jets physiques.</text:p>
      <text:p text:style-name="P2"/>
      <text:p text:style-name="P2">Type d’armures</text:p>
      <text:p text:style-name="P2">Exo-armures sous-marines : classiques, très difficiles à manier hors de l’eau : <text:span text:style-name="T1">déplacements limités à la marche (pas de sprint), pas d’esquive et malus de 5 à l’initiative totale ainsi qu’à tous les jets physiques. Certaines exo-armures </text:span><text:span text:style-name="T2">sous-marine </text:span><text:span text:style-name="T1">utilisent la pression pour assurer leur étanchéité et leurs intérieurs seront donc affectée par les phénomènes (acide, pathogènes...) de la surface.</text:span></text:p>
      <text:p text:style-name="P2"/>
      <text:p text:style-name="P2">Exo-armures de surface : isolées et étanches, peuvent évoluer dans l’eau jusque -10m.</text:p>
      <text:p text:style-name="P2"/>
      <text:p text:style-name="P2">Exo-armures amphibies : limitées à une profondeur de -500m.</text:p>
      <text:p text:style-name="P2"/>
      <text:p text:style-name="P2">Exo-armures hybrides : très rares, légères ou moyennes au plus. Limitées à -16 000m.</text:p>
      <text:p text:style-name="P2"/>
      <text:p text:style-name="P24">Exo-armures atmosphériques : ultralégères uniquement.</text:p>
      <text:p text:style-name="P2"/>
      <text:p text:style-name="P25">Catégorie d’armure</text:p>
      <text:p text:style-name="P26">La catégorie de l’armure affecte un certain nombre de ses caractéristiques comme le poids, les dégâts de base et le modificateur d’initiative.</text:p>
      <text:p text:style-name="P27"/>
      <text:p text:style-name="P27">Note : à partir d’exo-3 une armure est à l’échelle V-.</text:p>
      <text:p text:style-name="P27"/>
      <text:p text:style-name="P28">Gabarit du pilote : les armures massives acceptent toute taille, les armures moyennes et lourdes doivent être réglées pour les cas extrêmes et les armures légères ne sont pas adaptables et sont produites pour un gabarit donné.</text:p>
      <text:p text:style-name="P30">Le gabarit d’un personnage pourra être estimé avec les règles optionnelles afférentes (à ce jour publiées dans l’errata UP!System). <text:span text:style-name="T25">Ceci n’a aucun rapport avec le GAB de l’armure (qui est uniquement employé pour comparer les armures entr-elles, pas avec la taille d’un être humain).</text:span></text:p>
      <text:p text:style-name="P25"/>
      <text:p text:style-name="P25">Légère<text:span text:style-name="T4">s</text:span> (exo-alpha et exo-0) : <text:span text:style-name="T3">s’enfilent par assemblage de pièces en 1 tour de combat (1min) </text:span><text:span text:style-name="T4">pour une personne entraînée (jet moyen d’Armure mécanisée/Coordination), 5 tours sinon. 5 phases pour les retirer. Un dispositif de secours permet de faire « exploser » les pièces en une seule phase, au prix de la perte d’1D</text:span><text:span text:style-name="T5">6</text:span><text:span text:style-name="T4"> points d’intégrité.</text:span></text:p>
      <text:p text:style-name="P31">Les exo-alpha (environ 1,80m) ressemblent à une tenue de plongée rigide <text:span text:style-name="T8">et peuvent être portées sans exosquelette</text:span>, les exo-0 (environ 1,85m) ont une épaisseur de coque très réduite <text:span text:style-name="T8">et peuvent être portées avec un exosquelette compensant uniquement le poids de l’armure (sans exo-force)</text:span>.</text:p>
      <text:p text:style-name="P2"/>
      <text:p text:style-name="P31">Moyennes (exo-1 à exo-3) : accès par trappe avant ou arrière en 1 phase pour une personne entraînée <text:span text:style-name="T4">(jet moyen d’Armure mécanisée/Coordination), 5 </text:span>phases<text:span text:style-name="T4"> sinon. </text:span>5 phases pour en sortir. <text:soft-page-break/>Un dispositif de secours permet de démembrer l’armure, au prix de la perte d’1D<text:span text:style-name="T5">6</text:span> points d’intégrité.</text:p>
      <text:p text:style-name="P27">Les exo-1 (environ 2,25m) ont des mains et des pieds robotisés, les exo-2 (environ 2,5m) et exo-3 (environ 2.8m, <text:span text:style-name="T6">passent à l’échelle V-</text:span>) sont bulbeuses et ont les avant-membres entiers robotisés (sauf celle<text:span text:style-name="T7">s</text:span> de surface, plus légères).</text:p>
      <text:p text:style-name="P27"/>
      <text:p text:style-name="P28">Lourdes (exo-4) : environ 3,30m, presque toujours cantonnées aux sous-marines.</text:p>
      <text:p text:style-name="P28"/>
      <text:p text:style-name="P28">Massives (exo-5 à exo-oméga) : poste de pilotage et sas.</text:p>
      <text:p text:style-name="P28">Les exo-5 (environ 3,90m) et exo-6 (environ 4,50m) ont le poste dans le torse, les exo-oméga (environ 4,65m et plus) ont un véritable compartiment dans lequel il est possible de bouger quelque peu.</text:p>
      <text:p text:style-name="P28"/>
      <text:p text:style-name="P28"/>
      <text:p text:style-name="P28"/>
      <text:p text:style-name="P28"/>
      <text:p text:style-name="P32">Caractéristiques des armures</text:p>
      <text:p text:style-name="P33">Note : toute caractéristiques non explicitement présentées ici utilise les règles générales, cf. supra</text:p>
      <text:p text:style-name="P32"/>
      <text:p text:style-name="P32">Exo-force <text:span text:style-name="T25">(EXF)</text:span> : <text:span text:style-name="T9">l’exo-force d’une armure est simplement convertie en Physique suivant la règle normale (partie entière de la division par 4 ; reste venant en bonus aux jets).</text:span></text:p>
      <text:p text:style-name="P34">Cette valeur de Physique est bien utilisée pour le bonus aux dégâts en corps à corps.</text:p>
      <text:p text:style-name="P35">Lorsque l’<text:span text:style-name="T25">EXF</text:span> atteint la valeur de 50, elle devient capable d’infliger des dégâts à l’echelle V-, son modificateur de dégâts <text:span text:style-name="T24">n’est alors plus sa valeur convertie en Physique mais </text:span>est <text:span text:style-name="T24">désormais </text:span>alors issu du tableau suivant :</text:p>
      <text:p text:style-name="P35"/>
      <text:p text:style-name="P35"/>
      <text:p text:style-name="P35"/>
      <text:p text:style-name="P35">Lorsque l’<text:span text:style-name="T25">EXF</text:span> atteint la valeur de 100, elle inflige automatiquement des dégâts massifs à l’échelle H.</text:p>
      <text:p text:style-name="P36"/>
      <text:p text:style-name="P36">Les exo-alpha et exo-0 peuvent ne pas avoir d’exo-force (pas d’exosquelette ou simple compensateur du poids de l’armure), c’est alors le Physique du personnage qui est utilisé directement.</text:p>
      <text:p text:style-name="P35"/>
      <text:p text:style-name="P37">Dégâts en corps à corps : les armures possèdent des dégâts de base de contact (coup de poing ou autre). <text:span text:style-name="T29">Si elles sont échelle V-, ceux-ci sont d’1D6, si elles sont échelle H, ils </text:span>dépend<text:span text:style-name="T29">e</text:span>nt <text:span text:style-name="T29">alors</text:span> de leur catégorie comme indiqué dans le tableau suivant :</text:p>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13">Catégories d'armures</text:p>
          </table:table-cell>
          <table:covered-table-cell/>
          <table:covered-table-cell/>
          <table:covered-table-cell/>
        </table:table-row>
        <table:table-row table:style-name="Table3.2">
          <table:table-cell table:style-name="Table3.A1" office:value-type="string">
            <text:p text:style-name="P41">Classement</text:p>
          </table:table-cell>
          <table:table-cell table:style-name="Table3.A1" office:value-type="string">
            <text:p text:style-name="P41">Cat.</text:p>
          </table:table-cell>
          <table:table-cell table:style-name="Table3.A1" office:value-type="string">
            <text:p text:style-name="P41">Poids</text:p>
          </table:table-cell>
          <table:table-cell table:style-name="Table3.D2" office:value-type="string">
            <text:p text:style-name="P41">Dégâts CàC (H)*</text:p>
          </table:table-cell>
        </table:table-row>
        <table:table-row table:style-name="Table3.1">
          <table:table-cell table:style-name="Table3.A1" office:value-type="string">
            <text:p text:style-name="P41">Légères</text:p>
          </table:table-cell>
          <table:table-cell table:style-name="Table3.A1" office:value-type="string">
            <text:p text:style-name="P43">Exo-α (H)</text:p>
          </table:table-cell>
          <table:table-cell table:style-name="Table3.A1" office:value-type="string">
            <text:p text:style-name="P13">200kg</text:p>
          </table:table-cell>
          <table:table-cell table:style-name="Table3.D2" office:value-type="string">
            <text:p text:style-name="P13">1</text:p>
          </table:table-cell>
        </table:table-row>
        <table:table-row table:style-name="Table3.1">
          <table:table-cell table:style-name="Table3.A1" office:value-type="string">
            <text:p text:style-name="P41" loext:marker-style-name="T13"/>
          </table:table-cell>
          <table:table-cell table:style-name="Table3.A1" office:value-type="string">
            <text:p text:style-name="P43">Exo-0 (H)</text:p>
          </table:table-cell>
          <table:table-cell table:style-name="Table3.A1" office:value-type="string">
            <text:p text:style-name="P13">1000kg</text:p>
          </table:table-cell>
          <table:table-cell table:style-name="Table3.D2" office:value-type="string">
            <text:p text:style-name="P13">1D6</text:p>
          </table:table-cell>
        </table:table-row>
        <table:table-row table:style-name="Table3.1">
          <table:table-cell table:style-name="Table3.A1" office:value-type="string">
            <text:p text:style-name="P41">Moyennes</text:p>
          </table:table-cell>
          <table:table-cell table:style-name="Table3.A1" office:value-type="string">
            <text:p text:style-name="P43">Exo-1 (H)</text:p>
          </table:table-cell>
          <table:table-cell table:style-name="Table3.A1" office:value-type="string">
            <text:p text:style-name="P13">1800kg</text:p>
          </table:table-cell>
          <table:table-cell table:style-name="Table3.D2" office:value-type="string">
            <text:p text:style-name="P13">1D10+3</text:p>
          </table:table-cell>
        </table:table-row>
        <table:table-row table:style-name="Table3.1">
          <table:table-cell table:style-name="Table3.A1" office:value-type="string">
            <text:p text:style-name="P41" loext:marker-style-name="T13"/>
          </table:table-cell>
          <table:table-cell table:style-name="Table3.D2" office:value-type="string">
            <text:p text:style-name="P43">Exo-2 (H)</text:p>
          </table:table-cell>
          <table:table-cell table:style-name="Table3.D2" office:value-type="string">
            <text:p text:style-name="P13">2400kg</text:p>
          </table:table-cell>
          <table:table-cell table:style-name="Table3.D2" office:value-type="string">
            <text:p text:style-name="P13">1D10+1</text:p>
          </table:table-cell>
        </table:table-row>
        <table:table-row table:style-name="Table3.1">
          <table:table-cell table:style-name="Table3.A1" office:value-type="string">
            <text:p text:style-name="P41" loext:marker-style-name="T13"/>
          </table:table-cell>
          <table:table-cell table:style-name="Table3.D2" office:value-type="string">
            <text:p text:style-name="P43">Exo-3 (V-)</text:p>
          </table:table-cell>
          <table:table-cell table:style-name="Table3.D2" office:value-type="string">
            <text:p text:style-name="P13">3500kg</text:p>
          </table:table-cell>
          <table:table-cell table:style-name="Table3.D2" office:value-type="string">
            <text:p text:style-name="P13">1D10+3</text:p>
          </table:table-cell>
        </table:table-row>
        <text:soft-page-break/>
        <table:table-row table:style-name="Table3.1">
          <table:table-cell table:style-name="Table3.A1" office:value-type="string">
            <text:p text:style-name="P41">Lourdes</text:p>
          </table:table-cell>
          <table:table-cell table:style-name="Table3.D2" office:value-type="string">
            <text:p text:style-name="P43">Exo-4 (V-)</text:p>
          </table:table-cell>
          <table:table-cell table:style-name="Table3.D2" office:value-type="string">
            <text:p text:style-name="P13">5700kg</text:p>
          </table:table-cell>
          <table:table-cell table:style-name="Table3.D2" office:value-type="string">
            <text:p text:style-name="P13">2D10+1</text:p>
          </table:table-cell>
        </table:table-row>
        <table:table-row table:style-name="Table3.1">
          <table:table-cell table:style-name="Table3.A1" office:value-type="string">
            <text:p text:style-name="P41">Massives</text:p>
          </table:table-cell>
          <table:table-cell table:style-name="Table3.D2" office:value-type="string">
            <text:p text:style-name="P43">Exo-5 (V-)</text:p>
          </table:table-cell>
          <table:table-cell table:style-name="Table3.D2" office:value-type="string">
            <text:p text:style-name="P13">9600kg</text:p>
          </table:table-cell>
          <table:table-cell table:style-name="Table3.D2" office:value-type="string">
            <text:p text:style-name="P13">3D10</text:p>
          </table:table-cell>
        </table:table-row>
        <table:table-row table:style-name="Table3.1">
          <table:table-cell table:style-name="Table3.A1" office:value-type="string">
            <text:p text:style-name="P41" loext:marker-style-name="T13"/>
          </table:table-cell>
          <table:table-cell table:style-name="Table3.D2" office:value-type="string">
            <text:p text:style-name="P43">Exo-6 (V-)</text:p>
          </table:table-cell>
          <table:table-cell table:style-name="Table3.D2" office:value-type="string">
            <text:p text:style-name="P13">14500kg</text:p>
          </table:table-cell>
          <table:table-cell table:style-name="Table3.D2" office:value-type="string">
            <text:p text:style-name="P13">4D10</text:p>
          </table:table-cell>
        </table:table-row>
        <table:table-row table:style-name="Table3.1">
          <table:table-cell table:style-name="Table3.A1" office:value-type="string">
            <text:p text:style-name="P41" loext:marker-style-name="T13"/>
          </table:table-cell>
          <table:table-cell table:style-name="Table3.D2" office:value-type="string">
            <text:p text:style-name="P43">Exo-Ω (V-)</text:p>
          </table:table-cell>
          <table:table-cell table:style-name="Table3.D2" office:value-type="string">
            <text:p text:style-name="P13">16000kg</text:p>
          </table:table-cell>
          <table:table-cell table:style-name="Table3.D2" office:value-type="string">
            <text:p text:style-name="P13">4D10+2</text:p>
          </table:table-cell>
        </table:table-row>
        <table:table-row table:style-name="Table3.1">
          <table:table-cell table:style-name="Table3.A1" table:number-columns-spanned="4" office:value-type="string">
            <text:p text:style-name="P38">*valable pour échelle H, une <text:span text:style-name="T26">EXF</text:span> de 50+ permet d’effectuer 1D6 dégâts V-</text:p>
          </table:table-cell>
          <table:covered-table-cell/>
          <table:covered-table-cell/>
          <table:covered-table-cell/>
        </table:table-row>
      </table:table>
      <text:p text:style-name="P39"/>
      <text:p text:style-name="P29">N<text:span text:style-name="T19">e pas oublier d’ajouter le modificateur aux dégâts issu de l’</text:span><text:span text:style-name="T25">EXF</text:span><text:span text:style-name="T19">.</text:span></text:p>
      <text:p text:style-name="P35"/>
      <text:p text:style-name="P2"/>
      <text:p text:style-name="P2"/>
      <text:p text:style-name="P47"><text:span text:style-name="T42">I</text:span>nitiative : <text:span text:style-name="T42">les armures possèdent un modificateur à l’initiative totale issu du tableau suivant :</text:span></text:p>
      <text:p text:style-name="P47"/>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58">Mod. Init. des armures</text:p>
          </table:table-cell>
          <table:covered-table-cell/>
          <table:covered-table-cell/>
          <table:covered-table-cell/>
          <table:covered-table-cell/>
        </table:table-row>
        <table:table-row table:style-name="Table4.1">
          <table:table-cell table:style-name="Table4.A2" office:value-type="string">
            <text:p text:style-name="P58"><text:span text:style-name="T13">Catégorie</text:span></text:p>
          </table:table-cell>
          <table:table-cell table:style-name="Table4.A2" office:value-type="string">
            <text:p text:style-name="P58"><text:span text:style-name="T13">Marine</text:span></text:p>
          </table:table-cell>
          <table:table-cell table:style-name="Table4.A2" office:value-type="string">
            <text:p text:style-name="P58"><text:span text:style-name="T13">Hybride</text:span></text:p>
          </table:table-cell>
          <table:table-cell table:style-name="Table4.A2" office:value-type="string">
            <text:p text:style-name="P58"><text:span text:style-name="T13">Terrestre</text:span></text:p>
          </table:table-cell>
          <table:table-cell table:style-name="Table4.A2" office:value-type="string">
            <text:p text:style-name="P58"><text:span text:style-name="T13">Amphibie</text:span></text:p>
          </table:table-cell>
        </table:table-row>
        <table:table-row table:style-name="Table4.1">
          <table:table-cell table:style-name="Table4.A2" office:value-type="string">
            <text:p text:style-name="P58"><text:span text:style-name="T13">Exo-α</text:span></text:p>
          </table:table-cell>
          <table:table-cell table:style-name="Table4.A2" office:value-type="string">
            <text:p text:style-name="P58">0/0</text:p>
          </table:table-cell>
          <table:table-cell table:style-name="Table4.A2" office:value-type="string">
            <text:p text:style-name="P58">0/0</text:p>
          </table:table-cell>
          <table:table-cell table:style-name="Table4.A2" office:value-type="string">
            <text:p text:style-name="P58">--/+1</text:p>
          </table:table-cell>
          <table:table-cell table:style-name="Table4.A2" office:value-type="string">
            <text:p text:style-name="P58">-1/+1</text:p>
          </table:table-cell>
        </table:table-row>
        <table:table-row table:style-name="Table4.1">
          <table:table-cell table:style-name="Table4.A2" office:value-type="string">
            <text:p text:style-name="P58"><text:span text:style-name="T13">Exo-0</text:span></text:p>
          </table:table-cell>
          <table:table-cell table:style-name="Table4.A2" office:value-type="string">
            <text:p text:style-name="P58">-1/-2</text:p>
          </table:table-cell>
          <table:table-cell table:style-name="Table4.A2" office:value-type="string">
            <text:p text:style-name="P58">-1/-2</text:p>
          </table:table-cell>
          <table:table-cell table:style-name="Table4.A2" office:value-type="string">
            <text:p text:style-name="P58">--/0</text:p>
          </table:table-cell>
          <table:table-cell table:style-name="Table4.A2" office:value-type="string">
            <text:p text:style-name="P58">-2/0</text:p>
          </table:table-cell>
        </table:table-row>
        <table:table-row table:style-name="Table4.1">
          <table:table-cell table:style-name="Table4.A2" office:value-type="string">
            <text:p text:style-name="P58"><text:span text:style-name="T13">Exo-1</text:span></text:p>
          </table:table-cell>
          <table:table-cell table:style-name="Table4.A2" office:value-type="string">
            <text:p text:style-name="P58">-2/-4</text:p>
          </table:table-cell>
          <table:table-cell table:style-name="Table4.A2" office:value-type="string">
            <text:p text:style-name="P58">-2/-3</text:p>
          </table:table-cell>
          <table:table-cell table:style-name="Table4.A2" office:value-type="string">
            <text:p text:style-name="P58">--/-1</text:p>
          </table:table-cell>
          <table:table-cell table:style-name="Table4.A2" office:value-type="string">
            <text:p text:style-name="P58">-3/-1</text:p>
          </table:table-cell>
        </table:table-row>
        <table:table-row table:style-name="Table4.1">
          <table:table-cell table:style-name="Table4.A2" office:value-type="string">
            <text:p text:style-name="P58"><text:span text:style-name="T13">Exo-2</text:span></text:p>
          </table:table-cell>
          <table:table-cell table:style-name="Table4.A2" office:value-type="string">
            <text:p text:style-name="P58">-3/-6</text:p>
          </table:table-cell>
          <table:table-cell table:style-name="Table4.A2" office:value-type="string">
            <text:p text:style-name="P58">-3/-5</text:p>
          </table:table-cell>
          <table:table-cell table:style-name="Table4.A2" office:value-type="string">
            <text:p text:style-name="P58">--/-2</text:p>
          </table:table-cell>
          <table:table-cell table:style-name="Table4.A2" office:value-type="string">
            <text:p text:style-name="P58">-4/-2</text:p>
          </table:table-cell>
        </table:table-row>
        <table:table-row table:style-name="Table4.1">
          <table:table-cell table:style-name="Table4.A2" office:value-type="string">
            <text:p text:style-name="P58"><text:span text:style-name="T13">Exo-3</text:span></text:p>
          </table:table-cell>
          <table:table-cell table:style-name="Table4.A2" office:value-type="string">
            <text:p text:style-name="P58">-4/-8</text:p>
          </table:table-cell>
          <table:table-cell table:style-name="Table4.A2" office:value-type="string">
            <text:p text:style-name="P58">-4/-6</text:p>
          </table:table-cell>
          <table:table-cell table:style-name="Table4.A2" office:value-type="string">
            <text:p text:style-name="P58">--/-3</text:p>
          </table:table-cell>
          <table:table-cell table:style-name="Table4.A2" office:value-type="string">
            <text:p text:style-name="P58">-5/-3</text:p>
          </table:table-cell>
        </table:table-row>
        <table:table-row table:style-name="Table4.1">
          <table:table-cell table:style-name="Table4.A2" office:value-type="string">
            <text:p text:style-name="P58"><text:span text:style-name="T13">Exo-4</text:span></text:p>
          </table:table-cell>
          <table:table-cell table:style-name="Table4.A2" office:value-type="string">
            <text:p text:style-name="P58">-5/-10</text:p>
          </table:table-cell>
          <table:table-cell table:style-name="Table4.A2" office:value-type="string">
            <text:p text:style-name="P58">-5/-8</text:p>
          </table:table-cell>
          <table:table-cell table:style-name="Table4.A2" office:value-type="string">
            <text:p text:style-name="P58">--/-4</text:p>
          </table:table-cell>
          <table:table-cell table:style-name="Table4.A2" office:value-type="string">
            <text:p text:style-name="P58">-6/-4</text:p>
          </table:table-cell>
        </table:table-row>
        <table:table-row table:style-name="Table4.1">
          <table:table-cell table:style-name="Table4.A2" office:value-type="string">
            <text:p text:style-name="P58"><text:span text:style-name="T13">Exo-5</text:span></text:p>
          </table:table-cell>
          <table:table-cell table:style-name="Table4.A2" office:value-type="string">
            <text:p text:style-name="P58">-6/-12</text:p>
          </table:table-cell>
          <table:table-cell table:style-name="Table4.A2" office:value-type="string">
            <text:p text:style-name="P58">-6/-9</text:p>
          </table:table-cell>
          <table:table-cell table:style-name="Table4.A2" office:value-type="string">
            <text:p text:style-name="P58">--/-5</text:p>
          </table:table-cell>
          <table:table-cell table:style-name="Table4.A2" office:value-type="string">
            <text:p text:style-name="P58">-7/-5</text:p>
          </table:table-cell>
        </table:table-row>
        <table:table-row table:style-name="Table4.1">
          <table:table-cell table:style-name="Table4.A2" office:value-type="string">
            <text:p text:style-name="P58"><text:span text:style-name="T13">Exo-6</text:span></text:p>
          </table:table-cell>
          <table:table-cell table:style-name="Table4.A2" office:value-type="string">
            <text:p text:style-name="P58">-7/-14</text:p>
          </table:table-cell>
          <table:table-cell table:style-name="Table4.A2" office:value-type="string">
            <text:p text:style-name="P58">-7/-11</text:p>
          </table:table-cell>
          <table:table-cell table:style-name="Table4.A2" office:value-type="string">
            <text:p text:style-name="P58">--/-6</text:p>
          </table:table-cell>
          <table:table-cell table:style-name="Table4.A2" office:value-type="string">
            <text:p text:style-name="P58">-8/-6</text:p>
          </table:table-cell>
        </table:table-row>
        <table:table-row table:style-name="Table4.1">
          <table:table-cell table:style-name="Table4.A2" office:value-type="string">
            <text:p text:style-name="P58"><text:span text:style-name="T13">Exo-Ω</text:span></text:p>
          </table:table-cell>
          <table:table-cell table:style-name="Table4.A2" office:value-type="string">
            <text:p text:style-name="P58">-8/-16</text:p>
          </table:table-cell>
          <table:table-cell table:style-name="Table4.A2" office:value-type="string">
            <text:p text:style-name="P58">-8/-12</text:p>
          </table:table-cell>
          <table:table-cell table:style-name="Table4.A2" office:value-type="string">
            <text:p text:style-name="P58">--/-7</text:p>
          </table:table-cell>
          <table:table-cell table:style-name="Table4.A2" office:value-type="string">
            <text:p text:style-name="P58">-9/-7</text:p>
          </table:table-cell>
        </table:table-row>
        <table:table-row table:style-name="Table4.1">
          <table:table-cell table:style-name="Table4.A2" office:value-type="string">
            <text:p text:style-name="P59">x/y = sous l’eau/à l’air libre</text:p>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cell table:style-name="Table4.A2" office:value-type="string">
            <text:p text:style-name="P59"/>
          </table:table-cell>
        </table:table-row>
      </table:table>
      <text:p text:style-name="Standard"/>
      <text:p text:style-name="P54">Attention : ce modificateur est donné pour une armure NTIII, il ajouter NT-3 à ces valeurs pour des NT différents (e.g. +1 pour un NTIV).</text:p>
      <text:p text:style-name="P51"/>
      <text:p text:style-name="P51"/>
      <text:p text:style-name="P51">Ce modificateur s’ajoute le cas échéant à celui issu des commandes (cf. règles générales des engins, plus haut).</text:p>
      <text:p text:style-name="P52">Comme vu plus haut, la compétence « Armure mécanisée » du pilote vient limiter le nombre d’actions par tour en armure. Si un personnage possède une jauge d’initiative plus grande que sa compétence Armure mécanisée, les dés surnuméraires sont simplement lancés.</text:p>
      <text:p text:style-name="P2"/>
      <text:p text:style-name="P2"/>
      <text:p text:style-name="P2"/>
      <text:p text:style-name="P2">Règles spécifiques des véhicule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6:05:55.853935975</meta:creation-date>
    <meta:generator>LibreOffice/7.6.6.3$Linux_X86_64 LibreOffice_project/60$Build-3</meta:generator>
    <dc:date>2024-05-16T20:31:47.591800443</dc:date>
    <meta:editing-duration>PT10H31M36S</meta:editing-duration>
    <meta:editing-cycles>80</meta:editing-cycles>
    <meta:document-statistic meta:table-count="4" meta:image-count="0" meta:object-count="0" meta:page-count="6" meta:paragraph-count="236" meta:word-count="1969" meta:character-count="12078" meta:non-whitespace-character-count="10349"/>
  </office:meta>
</office:document-meta>
</file>